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7b298" officeooo:paragraph-rsid="0017b298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7b298" officeooo:paragraph-rsid="0017b298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7b298" officeooo:paragraph-rsid="0017b29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7b298" officeooo:paragraph-rsid="0017b298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e2da" officeooo:paragraph-rsid="0017e2da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none" fo:font-weight="normal" officeooo:rsid="0017b298" officeooo:paragraph-rsid="0017b298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7b298" officeooo:paragraph-rsid="0017b29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7b298" officeooo:paragraph-rsid="0017b29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7b298" officeooo:paragraph-rsid="0017b29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7b298" officeooo:paragraph-rsid="0017b29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4pt" style:text-underline-style="none" fo:font-weight="normal" officeooo:rsid="0017e2da" officeooo:paragraph-rsid="0017e2da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text-properties fo:font-size="12pt" style:text-underline-style="none" fo:font-weight="normal" officeooo:rsid="0017b298" officeooo:paragraph-rsid="0017b298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4pt" style:text-underline-style="none" fo:font-weight="normal" officeooo:rsid="0017b298" officeooo:paragraph-rsid="0017b298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text-properties fo:font-size="14pt" style:text-underline-style="none" fo:font-weight="normal" officeooo:rsid="0017b298" officeooo:paragraph-rsid="0017b29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d56d6" officeooo:paragraph-rsid="001d56d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e046d" officeooo:paragraph-rsid="001e046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d075" officeooo:paragraph-rsid="001fd07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0101e" officeooo:paragraph-rsid="0020101e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7b298" officeooo:paragraph-rsid="0017b298" style:font-size-asian="17.5pt" style:font-weight-asian="bold" style:font-size-complex="20pt" style:font-weight-complex="bold"/>
    </style:style>
    <style:style style:name="T1" style:family="text">
      <style:text-properties officeooo:rsid="0017b29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cafca"/>
    </style:style>
    <style:style style:name="T7" style:family="text">
      <style:text-properties officeooo:rsid="001d56d6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fd075"/>
    </style:style>
    <style:style style:name="T10" style:family="text">
      <style:text-properties officeooo:rsid="0020101e"/>
    </style:style>
    <style:style style:name="T11" style:family="text">
      <style:text-properties officeooo:rsid="0021a17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><text:span text:style-name="T6">Utilizando Módulos</text:span> – <text:span text:style-name="T6">C&amp;V Python</text:span> – #<text:span text:style-name="T6">A008</text:span></text:p>
      <text:p text:style-name="P1"/>
      <text:p text:style-name="P11"><text:span text:style-name="T3">Por:</text:span> Yuri R. Zaveri – <text:span text:style-name="T3">Data:</text:span> <text:span text:style-name="T7">17</text:span>/<text:span text:style-name="T7">12</text:span>/<text:span text:style-name="T7">2021</text:span></text:p>
      <text:p text:style-name="P11"><text:span text:style-name="T3">Linguagem:</text:span> “<text:span text:style-name="T5">Python</text:span>” – <text:span text:style-name="T3">Tema:</text:span> “<text:span text:style-name="T7">Módulos</text:span>”</text:p>
      <text:p text:style-name="P11"/>
      <text:p text:style-name="P5"><text:span text:style-name="T4">Resumo:</text:span> <text:span text:style-name="T1">(Size16pt)</text:span></text:p>
      <text:p text:style-name="P5"/>
      <text:p text:style-name="P15">Módulos ou Bibliotecas são funções ou informações adicionais não padronizados do python, por meio disso podemos “importar” informações.</text:p>
      <text:p text:style-name="P16">Não precisamos imprimir toda uma biblioteca, podemos imprimir somente o necessário de dentro dela.</text:p>
      <text:p text:style-name="P16">Ao invés de “<text:span text:style-name="T8">import biblioteca</text:span>” usando “<text:span text:style-name="T8">from biblioteca import book</text:span>”.</text:p>
      <text:p text:style-name="P16">Falou sobre a biblioteca math, que tem funções como: ceil<text:span text:style-name="T9">(Arredondar pra cima)</text:span>, floor<text:span text:style-name="T9">(Arredondar pra baixo)</text:span>, trunc, pow(**), sqrt(square root) e factorial.</text:p>
      <text:p text:style-name="P17">Ou a biblioteca random, ex: “num = random.random()”←-gera um número aleatório entre 0 e 1, “<text:span text:style-name="T10">num = random.randint(1,10/ou 100/999, oq quiser.)</text:span></text:p>
      <text:p text:style-name="P18">Na lista de módulos de python, temos dezenas de bibliotecas que já vem com a linguagem.</text:p>
      <text:p text:style-name="P1"/>
      <text:p text:style-name="P2">Assunto abordado:</text:p>
      <text:list xml:id="list666534580" text:style-name="L1">
        <text:list-header>
          <text:p text:style-name="P12"/>
        </text:list-header>
        <text:list-item>
          <text:p text:style-name="P13">caso 1 (Size14pt)</text:p>
        </text:list-item>
        <text:list-item>
          <text:p text:style-name="P13">caso 2</text:p>
        </text:list-item>
        <text:list-item>
          <text:p text:style-name="P13">caso 3</text:p>
        </text:list-item>
        <text:list-item>
          <text:p text:style-name="P13">caso 4…</text:p>
        </text:list-item>
      </text:list>
      <text:p text:style-name="P7"/>
      <text:p text:style-name="P3">Lista de Exercícios:</text:p>
      <text:p text:style-name="P6"/>
      <text:list xml:id="list2859070178" text:style-name="L2">
        <text:list-item>
          <text:p text:style-name="P14">ex0<text:span text:style-name="T11">16</text:span></text:p>
        </text:list-item>
        <text:list-item>
          <text:p text:style-name="P14">ex002</text:p>
        </text:list-item>
        <text:list-item>
          <text:p text:style-name="P14">ex003</text:p>
        </text:list-item>
        <text:list-item>
          <text:p text:style-name="P14">ex004</text:p>
        </text:list-item>
      </text:list>
      <text:p text:style-name="P7"/>
      <text:p text:style-name="P2">Relatório/Conclusão:</text:p>
      <text:p text:style-name="P4"/>
      <text:p text:style-name="P10">Em relação ao assunto abordado tenho a declarar que … A matéria me será útil em na situação … </text:p>
      <text:p text:style-name="P10">(Descrição sobre o assunto da aula, tópicos a acrescentar, informações úteis de acréscimo ao conteúdo abordado.) (Size14pt)</text:p>
      <text:p text:style-name="P10"/>
      <text:p text:style-name="P9"><text:span text:style-name="T2">Projeto:</text:span> </text:p>
      <text:p text:style-name="P8"><text:soft-page-break/></text:p>
      <text:p text:style-name="P10">( Se houver alguma ideia de projeto aplicável para o material, aqui é o local para o brainstorm de ideias. Uma primeira abordagem para futuramente criar um arquivo mais elaborado para planejamento do projeto. 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7:38:03.329000000</meta:creation-date>
    <meta:editing-duration>PT18H4M33S</meta:editing-duration>
    <meta:editing-cycles>3</meta:editing-cycles>
    <meta:generator>LibreOffice/7.2.2.2$Windows_X86_64 LibreOffice_project/02b2acce88a210515b4a5bb2e46cbfb63fe97d56</meta:generator>
    <dc:title>Relatório de Aula</dc:title>
    <dc:date>2021-12-18T14:13:43.666000000</dc:date>
    <meta:document-statistic meta:table-count="0" meta:image-count="0" meta:object-count="0" meta:page-count="2" meta:paragraph-count="26" meta:word-count="217" meta:character-count="1379" meta:non-whitespace-character-count="1190"/>
    <meta:template xlink:type="simple" xlink:actuate="onRequest" xlink:title="Relatório de Aula" xlink:href="../../../../AppData/Roaming/LibreOffice/4/user/template/Relatório%20de%20Aula.ott" meta:date="2021-12-17T17:37:56.157000000"/>
  </office:meta>
</office:document-meta>
</file>